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row>
              <msub>
                <mi>a</mi>
                <mrow>
                  <mn>1</mn>
                </mrow>
              </msub>
              <mo stretchy="false">=</mo>
              <mn>2</mn>
            </mrow>
            <mi>.</mi>
            <mrow>
              <mo stretchy="false">(</mo>
              <mrow>
                <mrow>
                  <msub>
                    <mi>x</mi>
                    <mrow>
                      <mn>2</mn>
                    </mrow>
                  </msub>
                  <mo stretchy="false">−</mo>
                  <msub>
                    <mi>x</mi>
                    <mrow>
                      <mn>1</mn>
                    </mrow>
                  </msub>
                </mrow>
              </mrow>
              <mo stretchy="false">)</mo>
            </mrow>
          </mrow>
        </mtd>
      </mtr>
      <mtr>
        <mtd>
          <mrow>
            <mrow>
              <msub>
                <mi>b</mi>
                <mrow>
                  <mn>1</mn>
                </mrow>
              </msub>
              <mo stretchy="false">=</mo>
              <mn>2</mn>
            </mrow>
            <mi>.</mi>
            <mrow>
              <mo stretchy="false">(</mo>
              <mrow>
                <mrow>
                  <msub>
                    <mi>x</mi>
                    <mrow>
                      <mn>2</mn>
                    </mrow>
                  </msub>
                  <mo stretchy="false">−</mo>
                  <msub>
                    <mi>x</mi>
                    <mrow>
                      <mn>1</mn>
                    </mrow>
                  </msub>
                </mrow>
              </mrow>
              <mo stretchy="false">)</mo>
            </mrow>
          </mrow>
        </mtd>
      </mtr>
      <mtr>
        <mtd>
          <mrow>
            <mrow>
              <msub>
                <mi>c</mi>
                <mrow>
                  <mn>1</mn>
                </mrow>
              </msub>
              <mo stretchy="false">=</mo>
              <mrow>
                <mrow>
                  <mrow>
                    <msubsup>
                      <mi>x</mi>
                      <mrow>
                        <mn>1</mn>
                      </mrow>
                      <mrow>
                        <mn>2</mn>
                      </mrow>
                    </msubsup>
                    <mo stretchy="false">+</mo>
                    <msubsup>
                      <mi>y</mi>
                      <mrow>
                        <mn>1</mn>
                      </mrow>
                      <mrow>
                        <mn>2</mn>
                      </mrow>
                    </msubsup>
                  </mrow>
                  <mo stretchy="false">−</mo>
                  <msubsup>
                    <mi>y</mi>
                    <mrow>
                      <mn>2</mn>
                    </mrow>
                    <mrow>
                      <mn>2</mn>
                    </mrow>
                  </msubsup>
                </mrow>
                <mo stretchy="false">−</mo>
                <msubsup>
                  <mi>x</mi>
                  <mrow>
                    <mn>2</mn>
                  </mrow>
                  <mrow>
                    <mn>2</mn>
                  </mrow>
                </msubsup>
              </mrow>
            </mrow>
          </mrow>
        </mtd>
      </mtr>
      <mtr>
        <mtd>
          <mrow/>
        </mtd>
      </mtr>
      <mtr>
        <mtd>
          <mrow>
            <mrow>
              <mi mathvariant="italic">yc</mi>
              <mo stretchy="false">=</mo>
              <msub>
                <mi>a</mi>
                <mrow>
                  <mn>1</mn>
                </mrow>
              </msub>
            </mrow>
            <mi>.</mi>
            <mrow>
              <msub>
                <mi>c</mi>
                <mrow>
                  <mn>2</mn>
                </mrow>
              </msub>
              <mo stretchy="false">−</mo>
              <msub>
                <mi>a</mi>
                <mrow>
                  <mn>2</mn>
                </mrow>
              </msub>
            </mrow>
            <mi>.</mi>
            <msub>
              <mi>c</mi>
              <mrow>
                <mn>1</mn>
              </mrow>
            </msub>
          </mrow>
        </mtd>
      </mtr>
      <mtr>
        <mtd>
          <mrow>
            <mrow>
              <mi mathvariant="italic">xc</mi>
              <mo stretchy="false">=</mo>
              <mfrac>
                <mrow>
                  <mrow>
                    <mrow>
                      <mrow>
                        <mo stretchy="false">−</mo>
                        <msub>
                          <mi>c</mi>
                          <mrow>
                            <mn>1</mn>
                          </mrow>
                        </msub>
                      </mrow>
                      <mo stretchy="false">−</mo>
                      <msub>
                        <mi>c</mi>
                        <mrow>
                          <mn>2</mn>
                        </mrow>
                      </msub>
                    </mrow>
                    <mo stretchy="false">−</mo>
                    <mrow>
                      <mrow>
                        <mo stretchy="false">(</mo>
                        <mrow>
                          <mrow>
                            <msub>
                              <mi>b</mi>
                              <mrow>
                                <mn>1</mn>
                              </mrow>
                            </msub>
                            <mo stretchy="false">+</mo>
                            <msub>
                              <mi>b</mi>
                              <mrow>
                                <mn>2</mn>
                              </mrow>
                            </msub>
                          </mrow>
                        </mrow>
                        <mo stretchy="false">)</mo>
                      </mrow>
                      <mo stretchy="false">∗</mo>
                      <mi mathvariant="italic">yc</mi>
                    </mrow>
                  </mrow>
                </mrow>
                <mrow>
                  <mrow>
                    <msub>
                      <mi>a</mi>
                      <mrow>
                        <mn>1</mn>
                      </mrow>
                    </msub>
                    <mo stretchy="false">+</mo>
                    <msub>
                      <mi>a</mi>
                      <mrow>
                        <mn>2</mn>
                      </mrow>
                    </msub>
                  </mrow>
                </mrow>
              </mfrac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sqrt>
                <mrow>
                  <mrow>
                    <msup>
                      <mrow>
                        <mo stretchy="false">(</mo>
                        <mrow>
                          <mrow>
                            <msub>
                              <mi>x</mi>
                              <mrow>
                                <mn>1</mn>
                              </mrow>
                            </msub>
                            <mo stretchy="false">−</mo>
                            <msub>
                              <mi>x</mi>
                              <mrow>
                                <mi>c</mi>
                              </mrow>
                            </msub>
                          </mrow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row>
                                <mn>1</mn>
                              </mrow>
                            </msub>
                            <mo stretchy="false">−</mo>
                            <msub>
                              <mi>y</mi>
                              <mrow>
                                <mi>c</mi>
                              </mrow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sqrt>
            </mrow>
          </mrow>
        </mtd>
      </mtr>
    </mtable>
    <annotation encoding="StarMath 5.0">a_{1} = 2 . (x_{2} - x_{1})
newline
b_{1} = 2 . (x_{2} - x_{1})
newline
c_{1} = x_{1}^{2} + y_{1}^{2} - y_{2}^{2} - x_{2}^{2}
newline
newline
yc = a_{1} . c_{2} - a_{2} . c_{1}
newline
xc = {-c_{1} - c_{2} - (b_{1} + b_{2}) * yc} over {a_{1} + a_{2}} 
newline
newline
r = sqrt{(x_{1} - x_{c})^2 + (y_{1} - y_{c})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ch </meta:initial-creator>
    <meta:creation-date>2011-12-04T12:06:40</meta:creation-date>
    <meta:generator>LibreOffice/3.4$Linux LibreOffice_project/340m1$Build-402</meta:generator>
  </office:meta>
</office:document-meta>
</file>